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</style:style>
    <style:style style:name="P3" style:family="paragraph" style:parent-style-name="Standard" style:list-style-name="L2">
      <style:paragraph-properties fo:text-align="justify" style:justify-single-word="false"/>
    </style:style>
    <style:style style:name="P4" style:family="paragraph" style:parent-style-name="Standard" style:list-style-name="L3">
      <style:paragraph-properties fo:text-align="justify" style:justify-single-word="false"/>
    </style:style>
    <style:style style:name="P5" style:family="paragraph" style:parent-style-name="Standard">
      <style:paragraph-properties fo:text-align="center" style:justify-single-word="false"/>
      <style:text-properties fo:color="#ff0000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grammation ios 6</text:p>
      <text:p text:style-name="P1"/>
      <text:p text:style-name="P1">Nombre total pages : 693</text:p>
      <text:p text:style-name="P1">nombre jours : 23</text:p>
      <text:p text:style-name="P1">nombre pages par jours : 30</text:p>
      <text:p text:style-name="P1">dates : dimanche 20 janvier – lundi 11 février</text:p>
      <text:p text:style-name="P1"/>
      <text:p text:style-name="P1">idée procédé – chaque jour :</text:p>
      <text:list xml:id="list843489661781103613" text:style-name="L1">
        <text:list-item>
          <text:p text:style-name="P2">lire très lentement, comprendre et assimiler</text:p>
        </text:list-item>
        <text:list-item>
          <text:p text:style-name="P2">noter au fur et à mesure les principaux points</text:p>
        </text:list-item>
        <text:list-item>
          <text:p text:style-name="P2">vérifier que tout est su</text:p>
        </text:list-item>
        <text:list-item>
          <text:p text:style-name="P2">faire petite appli utilisant tout ce qui a été fait dans le chapitre</text:p>
        </text:list-item>
        <text:list-item>
          <text:p text:style-name="P2">réviser tout depuis le début via le point par point</text:p>
        </text:list-item>
      </text:list>
      <text:p text:style-name="P1"/>
      <text:p text:style-name="P1">tous les jours, faire aussi :</text:p>
      <text:list xml:id="list7363942085367205715" text:style-name="L2">
        <text:list-item>
          <text:p text:style-name="P3">(ça : travaille sur ios 6)</text:p>
        </text:list-item>
        <text:list-item>
          <text:p text:style-name="P3">travail fac</text:p>
        </text:list-item>
        <text:list-item>
          <text:p text:style-name="P3">entretient vie (courses rangements laver machines etc)</text:p>
        </text:list-item>
        <text:list-item>
          <text:p text:style-name="P3">livres sociaux + politiques + actualités + réflections parti</text:p>
        </text:list-item>
        <text:list-item>
          <text:p text:style-name="P3">OVS (occasionnellement ?)</text:p>
        </text:list-item>
        <text:list-item>
          <text:p text:style-name="P3">sport fac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0T20:15:26</meta:creation-date>
    <dc:date>2013-01-20T20:28:24</dc:date>
    <meta:editing-duration>PT12M59S</meta:editing-duration>
    <meta:editing-cycles>10</meta:editing-cycles>
    <meta:generator>OpenOffice.org/3.4.1$Unix OpenOffice.org_project/341m1$Build-9593</meta:generator>
    <meta:document-statistic meta:table-count="0" meta:image-count="0" meta:object-count="0" meta:page-count="1" meta:paragraph-count="18" meta:word-count="122" meta:character-count="619"/>
  </office:meta>
</office:document-meta>
</file>